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E0000006EDA4ED2A375DDD8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2bd3b" officeooo:paragraph-rsid="00244809"/>
    </style:style>
    <style:style style:name="P3" style:family="paragraph" style:parent-style-name="Text_20_body">
      <style:text-properties officeooo:rsid="00244809" officeooo:paragraph-rsid="00244809"/>
    </style:style>
    <style:style style:name="P4" style:family="paragraph" style:parent-style-name="Text_20_body">
      <style:text-properties officeooo:rsid="00355b78" officeooo:paragraph-rsid="00355b78"/>
    </style:style>
    <style:style style:name="P5" style:family="paragraph" style:parent-style-name="Text_20_body">
      <style:text-properties officeooo:rsid="0038b2ab" officeooo:paragraph-rsid="003b0f22"/>
    </style:style>
    <style:style style:name="P6" style:family="paragraph" style:parent-style-name="Text_20_body">
      <style:text-properties officeooo:rsid="004e4e55" officeooo:paragraph-rsid="004f5b65"/>
    </style:style>
    <style:style style:name="P7" style:family="paragraph" style:parent-style-name="Text_20_body">
      <style:text-properties officeooo:rsid="00661982" officeooo:paragraph-rsid="0066bd24"/>
    </style:style>
    <style:style style:name="P8" style:family="paragraph" style:parent-style-name="Text_20_body">
      <style:text-properties officeooo:rsid="0066bd24" officeooo:paragraph-rsid="006a17f0"/>
    </style:style>
    <style:style style:name="P9" style:family="paragraph" style:parent-style-name="Text_20_body">
      <style:text-properties officeooo:paragraph-rsid="006bdd89"/>
    </style:style>
    <style:style style:name="P10" style:family="paragraph" style:parent-style-name="Text_20_body">
      <style:text-properties officeooo:rsid="0015d1c3" officeooo:paragraph-rsid="00294c62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6d2d44"/>
    </style:style>
    <style:style style:name="P14" style:family="paragraph" style:parent-style-name="Text_20_body" style:list-style-name="L1">
      <style:text-properties officeooo:paragraph-rsid="0030dba0"/>
    </style:style>
    <style:style style:name="P15" style:family="paragraph" style:parent-style-name="Text_20_body" style:list-style-name="L1">
      <style:text-properties officeooo:paragraph-rsid="00323be0"/>
    </style:style>
    <style:style style:name="P16" style:family="paragraph" style:parent-style-name="Text_20_body" style:list-style-name="L1">
      <style:text-properties officeooo:paragraph-rsid="003448fe"/>
    </style:style>
    <style:style style:name="P17" style:family="paragraph" style:parent-style-name="Text_20_body" style:list-style-name="L1">
      <style:text-properties officeooo:rsid="0017278c" officeooo:paragraph-rsid="0030dba0"/>
    </style:style>
    <style:style style:name="P18" style:family="paragraph" style:parent-style-name="Text_20_body" style:list-style-name="L3">
      <style:text-properties officeooo:paragraph-rsid="0067e510"/>
    </style:style>
    <style:style style:name="P19" style:family="paragraph" style:parent-style-name="Text_20_body" style:list-style-name="L3">
      <style:text-properties officeooo:rsid="0066bd24" officeooo:paragraph-rsid="0066bd24"/>
    </style:style>
    <style:style style:name="P20" style:family="paragraph" style:parent-style-name="Text_20_body" style:list-style-name="L3">
      <style:text-properties officeooo:rsid="0066bd24" officeooo:paragraph-rsid="0068b66f"/>
    </style:style>
    <style:style style:name="P21" style:family="paragraph" style:parent-style-name="Text_20_body" style:list-style-name="L3">
      <style:text-properties officeooo:rsid="0067e510" officeooo:paragraph-rsid="0067e510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552b03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language="pt" fo:country="PT" officeooo:rsid="0038b2ab" officeooo:paragraph-rsid="00552b03"/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officeooo:rsid="0063b616" style:font-weight-asian="bold" style:font-weight-complex="bold"/>
    </style:style>
    <style:style style:name="T14" style:family="text">
      <style:text-properties fo:language="pt" fo:country="PT" officeooo:rsid="0063b616"/>
    </style:style>
    <style:style style:name="T15" style:family="text">
      <style:text-properties fo:language="pt" fo:country="PT" fo:font-weight="normal" officeooo:rsid="0063b616" style:font-weight-asian="normal" style:font-weight-complex="normal"/>
    </style:style>
    <style:style style:name="T16" style:family="text">
      <style:text-properties fo:language="pt" fo:country="PT" officeooo:rsid="00650eb5"/>
    </style:style>
    <style:style style:name="T17" style:family="text">
      <style:text-properties fo:language="pt" fo:country="PT" officeooo:rsid="0065151c"/>
    </style:style>
    <style:style style:name="T18" style:family="text">
      <style:text-properties fo:language="pt" fo:country="PT" officeooo:rsid="0075549d"/>
    </style:style>
    <style:style style:name="T19" style:family="text">
      <style:text-properties officeooo:rsid="0015d1c3"/>
    </style:style>
    <style:style style:name="T20" style:family="text">
      <style:text-properties officeooo:rsid="0017278c"/>
    </style:style>
    <style:style style:name="T21" style:family="text">
      <style:text-properties officeooo:rsid="001c2348"/>
    </style:style>
    <style:style style:name="T22" style:family="text">
      <style:text-properties officeooo:rsid="001eb478"/>
    </style:style>
    <style:style style:name="T23" style:family="text">
      <style:text-properties officeooo:rsid="0020110c"/>
    </style:style>
    <style:style style:name="T24" style:family="text">
      <style:text-properties officeooo:rsid="00244809"/>
    </style:style>
    <style:style style:name="T25" style:family="text">
      <style:text-properties officeooo:rsid="002782ab"/>
    </style:style>
    <style:style style:name="T26" style:family="text">
      <style:text-properties officeooo:rsid="0035fe03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7278c" style:font-weight-asian="bold" style:font-weight-complex="bold"/>
    </style:style>
    <style:style style:name="T29" style:family="text">
      <style:text-properties fo:font-weight="bold" officeooo:rsid="001eb478" style:font-weight-asian="bold" style:font-weight-complex="bold"/>
    </style:style>
    <style:style style:name="T30" style:family="text">
      <style:text-properties fo:font-weight="bold" officeooo:rsid="0020110c" style:font-weight-asian="bold" style:font-weight-complex="bold"/>
    </style:style>
    <style:style style:name="T31" style:family="text">
      <style:text-properties fo:font-weight="bold" officeooo:rsid="002782ab" style:font-weight-asian="bold" style:font-weight-complex="bold"/>
    </style:style>
    <style:style style:name="T32" style:family="text">
      <style:text-properties fo:font-weight="bold" officeooo:rsid="005252b4" style:font-weight-asian="bold" style:font-weight-complex="bold"/>
    </style:style>
    <style:style style:name="T33" style:family="text">
      <style:text-properties fo:font-weight="bold" officeooo:rsid="0067e510" style:font-weight-asian="bold" style:font-weight-complex="bold"/>
    </style:style>
    <style:style style:name="T34" style:family="text">
      <style:text-properties officeooo:rsid="00419f90"/>
    </style:style>
    <style:style style:name="T35" style:family="text">
      <style:text-properties officeooo:rsid="005252b4"/>
    </style:style>
    <style:style style:name="T36" style:family="text">
      <style:text-properties officeooo:rsid="00531384"/>
    </style:style>
    <style:style style:name="T37" style:family="text">
      <style:text-properties officeooo:rsid="0060363b"/>
    </style:style>
    <style:style style:name="T38" style:family="text">
      <style:text-properties officeooo:rsid="00620e4e"/>
    </style:style>
    <style:style style:name="T39" style:family="text">
      <style:text-properties officeooo:rsid="0066bd24"/>
    </style:style>
    <style:style style:name="T40" style:family="text">
      <style:text-properties fo:font-style="normal" officeooo:rsid="0066bd24" style:font-style-asian="normal" style:font-style-complex="normal"/>
    </style:style>
    <style:style style:name="T41" style:family="text">
      <style:text-properties style:font-name="Lucida Console" officeooo:rsid="0066bd24"/>
    </style:style>
    <style:style style:name="T42" style:family="text">
      <style:text-properties style:font-name="Lucida Console" fo:font-style="italic" officeooo:rsid="0066bd24" style:font-style-asian="italic" style:font-style-complex="italic"/>
    </style:style>
    <style:style style:name="T43" style:family="text">
      <style:text-properties style:font-name="Lucida Console" fo:font-style="normal" officeooo:rsid="0066bd24" style:font-style-asian="normal" style:font-style-complex="normal"/>
    </style:style>
    <style:style style:name="T44" style:family="text">
      <style:text-properties officeooo:rsid="0067e510"/>
    </style:style>
    <style:style style:name="T45" style:family="text">
      <style:text-properties officeooo:rsid="0068b66f"/>
    </style:style>
    <style:style style:name="T46" style:family="text">
      <style:text-properties officeooo:rsid="006a17f0"/>
    </style:style>
    <style:style style:name="T47" style:family="text">
      <style:text-properties officeooo:rsid="006bdd89"/>
    </style:style>
    <style:style style:name="T48" style:family="text">
      <style:text-properties officeooo:rsid="00739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"><text:a xlink:type="simple" xlink:href="#__RefHeading___Toc242_1412031401" text:style-name="Index_20_Link" text:visited-style-name="Index_20_Link">Sobre<text:tab/>1</text:a></text:p>
          <text:p text:style-name="P12"><text:a xlink:type="simple" xlink:href="#__RefHeading___Toc244_1412031401" text:style-name="Index_20_Link" text:visited-style-name="Index_20_Link">Principais Características<text:tab/>2</text:a></text:p>
          <text:p text:style-name="P12"><text:a xlink:type="simple" xlink:href="#__RefHeading___Toc246_1412031401" text:style-name="Index_20_Link" text:visited-style-name="Index_20_Link">Licença de uso<text:tab/>2</text:a></text:p>
          <text:p text:style-name="P12"><text:a xlink:type="simple" xlink:href="#__RefHeading___Toc248_1412031401" text:style-name="Index_20_Link" text:visited-style-name="Index_20_Link">Download<text:tab/>2</text:a></text:p>
          <text:p text:style-name="P11"><text:a xlink:type="simple" xlink:href="#__RefHeading___Toc250_1412031401" text:style-name="Index_20_Link" text:visited-style-name="Index_20_Link">Binários<text:tab/>2</text:a></text:p>
          <text:p text:style-name="P11"><text:a xlink:type="simple" xlink:href="#__RefHeading___Toc252_1412031401" text:style-name="Index_20_Link" text:visited-style-name="Index_20_Link">Fontes<text:tab/>2</text:a></text:p>
          <text:p text:style-name="P11"><text:a xlink:type="simple" xlink:href="#__RefHeading___Toc254_1412031401" text:style-name="Index_20_Link" text:visited-style-name="Index_20_Link">Exemplos de uso / Demos<text:tab/>2</text:a></text:p>
          <text:p text:style-name="P12"><text:a xlink:type="simple" xlink:href="#__RefHeading___Toc256_1412031401" text:style-name="Index_20_Link" text:visited-style-name="Index_20_Link">Documentação<text:tab/>3</text:a></text:p>
          <text:p text:style-name="P12"><text:a xlink:type="simple" xlink:href="#__RefHeading___Toc258_1412031401" text:style-name="Index_20_Link" text:visited-style-name="Index_20_Link">Requisitos de Sistema<text:tab/>3</text:a></text:p>
          <text:p text:style-name="P12"><text:a xlink:type="simple" xlink:href="#__RefHeading___Toc260_1412031401" text:style-name="Index_20_Link" text:visited-style-name="Index_20_Link">Dependências<text:tab/>3</text:a></text:p>
          <text:p text:style-name="P11"><text:a xlink:type="simple" xlink:href="#__RefHeading___Toc386_1412031401" text:style-name="Index_20_Link" text:visited-style-name="Index_20_Link">Windows<text:tab/>3</text:a></text:p>
          <text:p text:style-name="P11"><text:a xlink:type="simple" xlink:href="#__RefHeading___Toc388_1412031401" text:style-name="Index_20_Link" text:visited-style-name="Index_20_Link">Linux<text:tab/>3</text:a></text:p>
          <text:p text:style-name="P12"><text:a xlink:type="simple" xlink:href="#__RefHeading___Toc262_1412031401" text:style-name="Index_20_Link" text:visited-style-name="Index_20_Link">Obter Suporte<text:tab/>3</text:a></text:p>
          <text:p text:style-name="P11"><text:a xlink:type="simple" xlink:href="#__RefHeading___Toc390_1412031401" text:style-name="Index_20_Link" text:visited-style-name="Index_20_Link">Gratuito<text:tab/>3</text:a></text:p>
          <text:p text:style-name="P11"><text:a xlink:type="simple" xlink:href="#__RefHeading___Toc392_1412031401" text:style-name="Index_20_Link" text:visited-style-name="Index_20_Link">Profissional<text:tab/>3</text:a></text:p>
          <text:p text:style-name="P12"><text:a xlink:type="simple" xlink:href="#__RefHeading___Toc264_1412031401" text:style-name="Index_20_Link" text:visited-style-name="Index_20_Link">Como Instalar / Distribuir<text:tab/>4</text:a></text:p>
          <text:p text:style-name="P11"><text:a xlink:type="simple" xlink:href="#__RefHeading___Toc394_1412031401" text:style-name="Index_20_Link" text:visited-style-name="Index_20_Link">Windows<text:tab/>4</text:a></text:p>
          <text:p text:style-name="P11"><text:a xlink:type="simple" xlink:href="#__RefHeading___Toc396_1412031401" text:style-name="Index_20_Link" text:visited-style-name="Index_20_Link">Linux<text:tab/>4</text:a></text:p>
          <text:p text:style-name="P12"><text:a xlink:type="simple" xlink:href="#__RefHeading___Toc266_1412031401" text:style-name="Index_20_Link" text:visited-style-name="Index_20_Link">Como usar<text:tab/>4</text:a></text:p>
          <text:p text:style-name="P12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/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1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1">https://www.projetoacbr.com.br/perguntas-frequentes/</text:span></text:a></text:p>
      <text:p text:style-name="P1"><text:tab/><text:span text:style-name="T21">A</text:span> <text:span text:style-name="T27">ACBrLib</text:span> é um conjunto de bibliotecas <text:span text:style-name="T19">compartilhadas, que torna possível o uso dos componentes do Projeto ACBr, em qualquer linguagem de programação. </text:span></text:p>
      <text:p text:style-name="P10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2"><text:tab/>Saiba mais sobre a </text:span><text:span text:style-name="T29">ACBrLib</text:span><text:span text:style-name="T22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soft-page-break/></text:h>
      <text:h text:style-name="Heading_20_1" text:outline-level="1"><text:bookmark-start text:name="__RefHeading___Toc244_1412031401"/>Principais Características<text:bookmark-end text:name="__RefHeading___Toc244_1412031401"/></text:h>
      <text:list xml:id="list2154812471" text:style-name="L1">
        <text:list-item>
          <text:p text:style-name="P14"><text:span text:style-name="T20">A </text:span><text:span text:style-name="T28">ACBrLib</text:span><text:span text:style-name="T20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20">Download, Binários</text:span></text:a><text:span text:style-name="T20">)</text:span></text:p>
        </text:list-item>
        <text:list-item>
          <text:p text:style-name="P17">Todos os Binários gerados para Windows, são versionados e assinados com o certificado digital do Projeto ACBr.</text:p>
        </text:list-item>
        <text:list-item>
          <text:p text:style-name="P15"><text:span text:style-name="T20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20">Download, Demos</text:span></text:a><text:span text:style-name="T20">)</text:span></text:p>
        </text:list-item>
        <text:list-item>
          <text:p text:style-name="P16"><text:span text:style-name="T20">O projeto ACBr e a </text:span><text:span text:style-name="T28">ACBrLib</text:span><text:span text:style-name="T20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20">Obter Suporte</text:span></text:a><text:span text:style-name="T20">)</text:span></text:p>
        </text:list-item>
        <text:list-item>
          <text:p text:style-name="P14"><text:span text:style-name="T20">A </text:span><text:span text:style-name="T28">ACBrLib</text:span><text:span text:style-name="T20"> e os componentes do Projeto ACBr são desenvolvidos em Object Pascal. A </text:span><text:span text:style-name="T28">ACBrLib</text:span><text:span text:style-name="T20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3">Assim como todos os fontes do Projeto ACBr, a </text:span><text:span text:style-name="T30">ACBrLib</text:span><text:span text:style-name="T23">, Demos e Classes de Alto nível, são distribuídas em Código Aberto, usando a licença LGP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p text:style-name="P2"><text:span text:style-name="T24">Link:</text:span> <text:a xlink:type="simple" xlink:href="https://www.projetoacbr.com.br/forum/files/category/36-acbrlib-sac/" text:style-name="Internet_20_link" text:visited-style-name="Visited_20_Internet_20_Link">https://www.projetoacbr.com.br/forum/files/category/36-acbrlib-sac/</text:a></text:p>
      <text:p text:style-name="P2"><text:span text:style-name="T34">NOTA: Para baixar os binários, você precisa ser cadastrado no nosso fórum, e membro Ativo do SAC. Você pode criar uma conta Trial, em: </text:span><text:a xlink:type="simple" xlink:href="https://www.projetoacbr.com.br/forum/sac/v2/cadastro/" text:style-name="Internet_20_link" text:visited-style-name="Visited_20_Internet_20_Link"><text:span text:style-name="T34">https://www.projetoacbr.com.br/forum/sac/v2/cadastro/</text:span></text:a></text:p>
      <text:h text:style-name="Heading_20_2" text:outline-level="2"><text:bookmark-start text:name="__RefHeading___Toc252_1412031401"/>Fontes<text:bookmark-end text:name="__RefHeading___Toc252_1412031401"/></text:h>
      <text:p text:style-name="P3">Você pode baixar os Fontes <text:span text:style-name="T25">do ACBr e da </text:span><text:span text:style-name="T31">ACBrLib</text:span><text:span text:style-name="T25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pan text:style-name="T26">Exemplos de uso / </text:span>Demos<text:bookmark-end text:name="__RefHeading___Toc254_1412031401"/></text:h>
      <text:p text:style-name="P3">Link direto para download dos Demos por SVN: 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h text:style-name="Heading_20_1" text:outline-level="1"><text:bookmark-start text:name="__RefHeading___Toc256_1412031401"/><text:soft-page-break/>Documentação<text:bookmark-end text:name="__RefHeading___Toc256_1412031401"/></text:h>
      <text:p text:style-name="P4">On-Line: <text:a xlink:type="simple" xlink:href="https://acbr.sourceforge.io/ACBrLib/ACBrLib.html" text:style-name="Internet_20_link" text:visited-style-name="Visited_20_Internet_20_Link">https://acbr.sourceforge.io/ACBrLib/ACBrLib.html</text:a></text:p>
      <text:p text:style-name="P4">PDF: <text:a xlink:type="simple" xlink:href="https://acbr.sourceforge.io/ACBrLib/ACBrLib.pdf" text:style-name="Internet_20_link" text:visited-style-name="Visited_20_Internet_20_Link">https://acbr.sourceforge.io/ACBrLib/ACBrLib.pdf</text:a></text:p>
      <text:p text:style-name="P4">Windows Help (CHM): <text:a xlink:type="simple" xlink:href="https://acbr.sourceforge.io/ACBrLib/ACBrLib.chm" text:style-name="Internet_20_link" text:visited-style-name="Visited_20_Internet_20_Link">https://acbr.sourceforge.io/ACBrLib/ACBrLib.chm</text:a></text:p>
      <text:h text:style-name="Heading_20_1" text:outline-level="1"><text:bookmark-start text:name="__RefHeading___Toc258_1412031401"/><text:span text:style-name="T2">Requisitos de </text:span><text:span text:style-name="T4">S</text:span><text:span text:style-name="T2">istema</text:span><text:bookmark-end text:name="__RefHeading___Toc258_1412031401"/></text:h>
      <text:list xml:id="list4215377540" text:style-name="L2">
        <text:list-item>
          <text:p text:style-name="P22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3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5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span text:style-name="T48">NOTA: Use </text:span>bibliotecas <text:span text:style-name="T37">d</text:span>a mesma arquitetura do seu sistema. Exemplo: Se você compila seu <text:span text:style-name="T38">executável</text:span> em 32 bits, precisará usar a <text:span text:style-name="T27">ACBrLib</text:span> e suas dependências, na versão 32 bits (mesmo que o Sistema Operacional seja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5"><text:span text:style-name="T9"><text:tab/></text:span><text:span text:style-name="T14">Você poderá encontrar as Dependências para a sua </text:span><text:span text:style-name="T13">ACBrLib, </text:span><text:span text:style-name="T15">no mesmo </text:span><text:span text:style-name="T9">arquivo </text:span><text:span text:style-name="T7">ZIP. </text:span><text:span text:style-name="T16">Elas estão na Pasta</text:span><text:span text:style-name="T7"> </text:span><text:span text:style-name="T2">“</text:span><text:span text:style-name="T16">\</text:span><text:span text:style-name="T2">dep</text:span><text:span text:style-name="T16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5"><text:span text:style-name="T6"><text:tab/></text:span><text:span text:style-name="T10">V</text:span><text:span text:style-name="T5">ocê precisará instalar as dependências, </text:span><text:span text:style-name="T6">e criar os Links simbólicos necessários. </text:span><text:span text:style-name="T18">Em nosso fórum</text:span><text:span text:style-name="T17">, há um documento explicando </text:span><text:span text:style-name="T18">como montar o ambiente </text:span><text:span text:style-name="T17">no OpenSuse</text:span><text:span text:style-name="T6">: </text:span><text:a xlink:type="simple" xlink:href="https://www.projetoacbr.com.br/forum/files/file/413-desenvolvendo-no-linux-com-acbr/" text:style-name="Internet_20_link" text:visited-style-name="Visited_20_Internet_20_Link">https://www.projetoacbr.com.br/forum/files/file/413-desenvolvendo-no-linux-com-acbr/</text:a></text:p>
      <text:h text:style-name="P13" text:outline-level="1"><text:bookmark-start text:name="__RefHeading___Toc262_1412031401"/>Obter Suporte<text:bookmark-end text:name="__RefHeading___Toc262_1412031401"/></text:h>
      <text:h text:style-name="Heading_20_2" text:outline-level="2"><text:bookmark-start text:name="__RefHeading___Toc390_1412031401"/>Gratuito<text:bookmark-end text:name="__RefHeading___Toc390_1412031401"/></text:h>
      <text:p text:style-name="P6"><text:tab/>Você pode obter suporte no Fórum do ACBr. <text:span text:style-name="T35">Temos uma área específica para usuários da </text:span><text:span text:style-name="T32">ACBrLib</text:span><text:span text:style-name="T35">: </text:span><text:a xlink:type="simple" xlink:href="https://www.projetoacbr.com.br/forum/forum/76-acbrlib/" text:style-name="Internet_20_link" text:visited-style-name="Visited_20_Internet_20_Link"><text:span text:style-name="T35">https://www.projetoacbr.com.br/forum/forum/76-acbrlib/</text:span></text:a><text:span text:style-name="T35">. Para criar um tópico, é necessário ter uma conta (gratuita)</text:span></text:p>
      <text:h text:style-name="Heading_20_2" text:outline-level="2"><text:bookmark-start text:name="__RefHeading___Toc392_1412031401"/>Profissional<text:bookmark-end text:name="__RefHeading___Toc392_1412031401"/></text:h>
      <text:p text:style-name="Text_20_body"><text:tab/><text:span text:style-name="T36">Se você precisa de Suporte Técnico especializado, diretamente com os desenvolvedores do ACBr. Você pode assinar o SAC do ACBr, saiba mais em: </text:span><text:a xlink:type="simple" xlink:href="https://www.projetoacbr.com.br/forum/sac/sobre/" text:style-name="Internet_20_link" text:visited-style-name="Visited_20_Internet_20_Link"><text:span text:style-name="T36">https://www.projetoacbr.com.br/forum/sac/sobre/</text:span></text:a></text:p>
      <text:h text:style-name="Heading_20_1" text:outline-level="1"><text:bookmark-start text:name="__RefHeading___Toc264_1412031401"/><text:soft-page-break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7"><text:tab/>O melhor lugar para copiar a ACBrLib e suas dependências, é <text:span text:style-name="T27">na mesma pasta do seu Executável</text:span>. </text:p>
      <text:p text:style-name="P7"><text:tab/>Evite copiar <text:span text:style-name="T39">os arquivos .</text:span>DLL para diretórios do Sistema Operacional, como: Windows\System32 ou Windows\SysWow64 <text:span text:style-name="T39">(isso evita conflito entre .DLLs)</text:span></text:p>
      <text:p text:style-name="P7"><text:tab/><text:span text:style-name="T40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9">Como “root”, copie o arquivo .SO para a pasta </text:span><text:span text:style-name="T41">/</text:span><text:span text:style-name="T42">usr</text:span><text:span text:style-name="T43">/lib</text:span><text:span text:style-name="T40"> ou </text:span><text:span text:style-name="T43">/</text:span><text:span text:style-name="T42">usr</text:span><text:span text:style-name="T43">/lib64</text:span><text:span text:style-name="T40"> (conforme o caso)</text:span></text:p>
      <text:h text:style-name="Heading_20_1" text:outline-level="1"><text:bookmark-start text:name="__RefHeading___Toc266_1412031401"/>Como usar<text:bookmark-end text:name="__RefHeading___Toc266_1412031401"/></text:h>
      <text:p text:style-name="P8"><text:tab/><text:a xlink:type="simple" xlink:href="#5.Documentação|outline" text:style-name="Internet_20_link" text:visited-style-name="Visited_20_Internet_20_Link">Consulte a documentação</text:a>, para uma compreensão melhor.</text:p>
      <text:list xml:id="list3414865377" text:style-name="L3">
        <text:list-item>
          <text:p text:style-name="P19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20">Verifique <text:span text:style-name="T45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6">Exemplos de uso / </text:span></text:a><text:a xlink:type="simple" xlink:href="#Exemplos de uso / Demos|outline" text:style-name="Internet_20_link" text:visited-style-name="Visited_20_Internet_20_Link">Demos</text:a>, <text:span text:style-name="T45">se</text:span> <text:span text:style-name="T44">já existe para a sua</text:span> linguagem, Classes de Alto nível, <text:span text:style-name="T44">i</text:span>sso ajuda enormemente o uso da Biblioteca.</text:p>
        </text:list-item>
        <text:list-item>
          <text:p text:style-name="P21">Familiarize-se com o arquivo de configuração da ACBrLib <text:span text:style-name="T46">(o arquivo é criado, se não existir, durante a Inicialização da ACBrLib)</text:span></text:p>
        </text:list-item>
        <text:list-item>
          <text:p text:style-name="P21">Chame o método de Inicialização da ACBrLib, <text:span text:style-name="T27">LIB_inicializar</text:span> (onde “LIB” seria o nome da ACBrLib utilizada exemplo: (POS, ETQ, NFE)</text:p>
        </text:list-item>
        <text:list-item>
          <text:p text:style-name="P21">Use os métodos da ACBrLib...</text:p>
        </text:list-item>
        <text:list-item>
          <text:p text:style-name="P18"><text:span text:style-name="T44">Quando terminar, encerre a ACBrLib, chamando: </text:span><text:span text:style-name="T33">LIB</text:span><text:span text:style-name="T27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9"><text:tab/><text:a xlink:type="simple" xlink:href="#5.Documentação|outline" text:style-name="Internet_20_link" text:visited-style-name="Visited_20_Internet_20_Link"><text:span text:style-name="T39">Consulte na documentação</text:span></text:a><text:span text:style-name="T39">, a sessão: “</text:span>Histórico de Alterações”, <text:span text:style-name="T47">de cada ACBrL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Arial1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6.294cm" svg:y="-1.095cm" svg:width="4.415cm" svg:height="1.912cm" draw:z-index="3"><draw:image xlink:href="Pictures/10000201000000FE0000006EDA4ED2A375DDD80E.png" xlink:type="simple" xlink:show="embed" xlink:actuate="onLoad" loext:mime-type="image/png"/></draw:frame></text:p>
      </style:header>
      <style:footer>
        <text:p text:style-name="Footer"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9-09-05T13:00:58.493000000</meta:creation-date>
    <dc:date>2019-09-05T19:58:50.902000000</dc:date>
    <dc:creator>Daniel Simões de Almeida</dc:creator>
    <meta:editing-duration>PT3H18M53S</meta:editing-duration>
    <meta:editing-cycles>79</meta:editing-cycles>
    <meta:generator>LibreOffice/6.2.4.2$Windows_X86_64 LibreOffice_project/2412653d852ce75f65fbfa83fb7e7b669a126d64</meta:generator>
    <meta:document-statistic meta:table-count="0" meta:image-count="1" meta:object-count="0" meta:page-count="4" meta:paragraph-count="82" meta:word-count="710" meta:character-count="5063" meta:non-whitespace-character-count="4425"/>
  </office:meta>
</office:document-meta>
</file>